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in"/>
    </style:style>
    <style:style style:name="co2" style:family="table-column">
      <style:table-column-properties fo:break-before="auto" style:column-width="0.9055in"/>
    </style:style>
    <style:style style:name="co3" style:family="table-column">
      <style:table-column-properties fo:break-before="auto" style:column-width="1.002in"/>
    </style:style>
    <style:style style:name="co4" style:family="table-column">
      <style:table-column-properties fo:break-before="auto" style:column-width="0.6909in"/>
    </style:style>
    <style:style style:name="co5" style:family="table-column">
      <style:table-column-properties fo:break-before="auto" style:column-width="1.634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665in"/>
    </style:style>
    <style:style style:name="co8" style:family="table-column">
      <style:table-column-properties fo:break-before="auto" style:column-width="0.7874in"/>
    </style:style>
    <style:style style:name="co9" style:family="table-column">
      <style:table-column-properties fo:break-before="auto" style:column-width="1.29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d1d75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0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9"/>
        <table:table-column table:style-name="co8" table:default-cell-style-name="ce11"/>
        <table:table-column table:style-name="co9" table:default-cell-style-name="ce9"/>
        <table:table-column table:style-name="co8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Taškų kiekis</text:p>
          </table:table-cell>
          <table:table-cell table:style-name="ce1" office:value-type="string" calcext:value-type="string" table:number-columns-spanned="1" table:number-rows-spanned="2">
            <text:p>Minimumas</text:p>
          </table:table-cell>
          <table:table-cell table:style-name="ce1" office:value-type="string" calcext:value-type="string" table:number-columns-spanned="1" table:number-rows-spanned="2">
            <text:p>Maksimumas</text:p>
          </table:table-cell>
          <table:table-cell table:style-name="ce1" office:value-type="string" calcext:value-type="string" table:number-columns-spanned="1" table:number-rows-spanned="2">
            <text:p>Vidurkis</text:p>
          </table:table-cell>
          <table:table-cell table:style-name="ce1" office:value-type="string" calcext:value-type="string" table:number-columns-spanned="1" table:number-rows-spanned="2">
            <text:p>Standartinis nuokrypis</text:p>
          </table:table-cell>
          <table:table-cell table:style-name="ce14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covered-table-cell table:number-columns-repeated="5" table:style-name="ce2"/>
          <table:table-cell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002857" calcext:value-type="float">
            <text:p>0.002857</text:p>
          </table:table-cell>
          <table:table-cell table:style-name="ce3" office:value-type="float" office:value="6.881401" calcext:value-type="float">
            <text:p>6.881401</text:p>
          </table:table-cell>
          <table:table-cell table:style-name="ce3" office:value-type="float" office:value="1.77348" calcext:value-type="float">
            <text:p>1.77348</text:p>
          </table:table-cell>
          <table:table-cell table:style-name="ce3" office:value-type="float" office:value="1.231157" calcext:value-type="float">
            <text:p>1.231157</text:p>
          </table:table-cell>
          <table:table-cell/>
          <table:table-cell table:number-columns-repeated="4" table:style-name="ce7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0.001137" calcext:value-type="float">
            <text:p>0.001137</text:p>
          </table:table-cell>
          <table:table-cell table:style-name="ce3" office:value-type="float" office:value="4.690506" calcext:value-type="float">
            <text:p>4.690506</text:p>
          </table:table-cell>
          <table:table-cell table:style-name="ce3" office:value-type="float" office:value="0.625588" calcext:value-type="float">
            <text:p>0.625588</text:p>
          </table:table-cell>
          <table:table-cell table:style-name="ce3" office:value-type="float" office:value="0.514914" calcext:value-type="float">
            <text:p>0.514914</text:p>
          </table:table-cell>
          <table:table-cell/>
          <table:table-cell table:style-name="ce8" table:formula="of:=[.D3] / [.D4]" office:value-type="float" office:value="2.83490092520956" calcext:value-type="float">
            <text:p>2.83</text:p>
          </table:table-cell>
          <table:table-cell table:style-name="ce10" table:formula="of:=([.D3]-[.D4])/[.D3]" office:value-type="percentage" office:value="0.647253986512394" calcext:value-type="percentage">
            <text:p>64.73%</text:p>
          </table:table-cell>
          <table:table-cell table:style-name="ce8" table:formula="of:=[.E3]/[.E4]" office:value-type="float" office:value="2.39099538952136" calcext:value-type="float">
            <text:p>2.39</text:p>
          </table:table-cell>
          <table:table-cell table:style-name="ce10" table:formula="of:=([.E3]-[.E4])/[.E3]" office:value-type="percentage" office:value="0.581764145433929" calcext:value-type="percentage">
            <text:p>58.18%</text:p>
          </table:table-cell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0.000001" calcext:value-type="float">
            <text:p>0.000001</text:p>
          </table:table-cell>
          <table:table-cell table:style-name="ce3" office:value-type="float" office:value="1.170944" calcext:value-type="float">
            <text:p>1.170944</text:p>
          </table:table-cell>
          <table:table-cell table:style-name="ce3" office:value-type="float" office:value="0.217896" calcext:value-type="float">
            <text:p>0.217896</text:p>
          </table:table-cell>
          <table:table-cell table:style-name="ce3" office:value-type="float" office:value="0.172228" calcext:value-type="float">
            <text:p>0.172228</text:p>
          </table:table-cell>
          <table:table-cell/>
          <table:table-cell table:style-name="ce8" table:formula="of:=[.D4] / [.D5]" office:value-type="float" office:value="2.87103939494071" calcext:value-type="float">
            <text:p>2.87</text:p>
          </table:table-cell>
          <table:table-cell table:style-name="ce10" table:formula="of:=([.D4]-[.D5])/[.D4]" office:value-type="percentage" office:value="0.6516940862037" calcext:value-type="percentage">
            <text:p>65.17%</text:p>
          </table:table-cell>
          <table:table-cell table:style-name="ce8" table:formula="of:=[.E4]/[.E5]" office:value-type="float" office:value="2.98972292542444" calcext:value-type="float">
            <text:p>2.99</text:p>
          </table:table-cell>
          <table:table-cell table:style-name="ce10" table:formula="of:=([.E4]-[.E5])/[.E4]" office:value-type="percentage" office:value="0.665520844257488" calcext:value-type="percentage">
            <text:p>66.55%</text:p>
          </table:table-cell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0.000004" calcext:value-type="float">
            <text:p>0.000004</text:p>
          </table:table-cell>
          <table:table-cell table:style-name="ce3" office:value-type="float" office:value="1.631981" calcext:value-type="float">
            <text:p>1.631981</text:p>
          </table:table-cell>
          <table:table-cell table:style-name="ce3" office:value-type="float" office:value="0.416016" calcext:value-type="float">
            <text:p>0.416016</text:p>
          </table:table-cell>
          <table:table-cell table:style-name="ce3" office:value-type="float" office:value="0.274041" calcext:value-type="float">
            <text:p>0.274041</text:p>
          </table:table-cell>
          <table:table-cell/>
          <table:table-cell table:style-name="ce8" table:formula="of:=[.D5] / [.D6]" office:value-type="float" office:value="0.523768316603208" calcext:value-type="float">
            <text:p>0.52</text:p>
          </table:table-cell>
          <table:table-cell table:style-name="ce10" table:formula="of:=([.D5]-[.D6])/[.D5]" office:value-type="percentage" office:value="-0.909241105848662" calcext:value-type="percentage">
            <text:p>-90.92%</text:p>
          </table:table-cell>
          <table:table-cell table:style-name="ce8" table:formula="of:=[.E5]/[.E6]" office:value-type="float" office:value="0.62847530114107" calcext:value-type="float">
            <text:p>0.63</text:p>
          </table:table-cell>
          <table:table-cell table:style-name="ce10" table:formula="of:=([.E5]-[.E6])/[.E5]" office:value-type="percentage" office:value="-0.5911524258541" calcext:value-type="percentage">
            <text:p>-59.12%</text:p>
          </table:table-cell>
        </table:table-row>
        <table:table-row table:style-name="ro1" table:number-rows-repeated="2">
          <table:table-cell table:number-columns-repeated="6"/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Taškų kiekis</text:p>
          </table:table-cell>
          <table:table-cell table:style-name="ce1" office:value-type="string" calcext:value-type="string" table:number-columns-spanned="1" table:number-rows-spanned="2">
            <text:p>Minimumas</text:p>
          </table:table-cell>
          <table:table-cell table:style-name="ce1" office:value-type="string" calcext:value-type="string" table:number-columns-spanned="1" table:number-rows-spanned="2">
            <text:p>Maksimumas</text:p>
          </table:table-cell>
          <table:table-cell table:style-name="ce1" office:value-type="string" calcext:value-type="string" table:number-columns-spanned="1" table:number-rows-spanned="2">
            <text:p>Vidurkis</text:p>
          </table:table-cell>
          <table:table-cell table:style-name="ce1" office:value-type="string" calcext:value-type="string" table:number-columns-spanned="1" table:number-rows-spanned="2">
            <text:p>Standartinis nuokrypis</text:p>
          </table:table-cell>
          <table:table-cell table:style-name="ce14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covered-table-cell table:number-columns-repeated="5" table:style-name="ce2"/>
          <table:table-cell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008972" calcext:value-type="float">
            <text:p>0.008972</text:p>
          </table:table-cell>
          <table:table-cell table:style-name="ce3" office:value-type="float" office:value="9.575722" calcext:value-type="float">
            <text:p>9.575722</text:p>
          </table:table-cell>
          <table:table-cell table:style-name="ce3" office:value-type="float" office:value="1.970832" calcext:value-type="float">
            <text:p>1.970832</text:p>
          </table:table-cell>
          <table:table-cell table:style-name="ce3" office:value-type="float" office:value="1.910026" calcext:value-type="float">
            <text:p>1.910026</text:p>
          </table:table-cell>
          <table:table-cell/>
          <table:table-cell table:number-columns-repeated="4" table:style-name="ce7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0.000362" calcext:value-type="float">
            <text:p>0.000362</text:p>
          </table:table-cell>
          <table:table-cell table:style-name="ce3" office:value-type="float" office:value="5.672182" calcext:value-type="float">
            <text:p>5.672182</text:p>
          </table:table-cell>
          <table:table-cell table:style-name="ce3" office:value-type="float" office:value="2.127527" calcext:value-type="float">
            <text:p>2.127527</text:p>
          </table:table-cell>
          <table:table-cell table:style-name="ce3" office:value-type="float" office:value="1.227688" calcext:value-type="float">
            <text:p>1.227688</text:p>
          </table:table-cell>
          <table:table-cell/>
          <table:table-cell table:formula="of:=[.D11] / [.D12]" office:value-type="float" office:value="0.926348760791285" calcext:value-type="float">
            <text:p>0.93</text:p>
          </table:table-cell>
          <table:table-cell table:formula="of:=([.D11]-[.D12])/[.D11]" office:value-type="percentage" office:value="-0.0795070305332978" calcext:value-type="percentage">
            <text:p>-7.95%</text:p>
          </table:table-cell>
          <table:table-cell table:formula="of:=[.E11]/[.E12]" office:value-type="float" office:value="1.55579104788839" calcext:value-type="float">
            <text:p>1.56</text:p>
          </table:table-cell>
          <table:table-cell table:formula="of:=([.E11]-[.E12])/[.E11]" office:value-type="percentage" office:value="0.357240163222909" calcext:value-type="percentage">
            <text:p>35.72%</text:p>
          </table:table-cell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0.000038" calcext:value-type="float">
            <text:p>0.000038</text:p>
          </table:table-cell>
          <table:table-cell table:style-name="ce3" office:value-type="float" office:value="2.53933" calcext:value-type="float">
            <text:p>2.53933</text:p>
          </table:table-cell>
          <table:table-cell table:style-name="ce3" office:value-type="float" office:value="0.536711" calcext:value-type="float">
            <text:p>0.536711</text:p>
          </table:table-cell>
          <table:table-cell table:style-name="ce3" office:value-type="float" office:value="0.420499" calcext:value-type="float">
            <text:p>0.420499</text:p>
          </table:table-cell>
          <table:table-cell/>
          <table:table-cell table:formula="of:=[.D12] / [.D13]" office:value-type="float" office:value="3.96400856326776" calcext:value-type="float">
            <text:p>3.96</text:p>
          </table:table-cell>
          <table:table-cell table:formula="of:=([.D12]-[.D13])/[.D12]" office:value-type="percentage" office:value="0.74773011106322" calcext:value-type="percentage">
            <text:p>74.77%</text:p>
          </table:table-cell>
          <table:table-cell table:formula="of:=[.E12]/[.E13]" office:value-type="float" office:value="2.91959790629704" calcext:value-type="float">
            <text:p>2.92</text:p>
          </table:table-cell>
          <table:table-cell table:formula="of:=([.E12]-[.E13])/[.E12]" office:value-type="percentage" office:value="0.657487081408306" calcext:value-type="percentage">
            <text:p>65.75%</text:p>
          </table:table-cell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0.000006" calcext:value-type="float">
            <text:p>0.000006</text:p>
          </table:table-cell>
          <table:table-cell table:style-name="ce3" office:value-type="float" office:value="1.809952" calcext:value-type="float">
            <text:p>1.809952</text:p>
          </table:table-cell>
          <table:table-cell table:style-name="ce3" office:value-type="float" office:value="0.419722" calcext:value-type="float">
            <text:p>0.419722</text:p>
          </table:table-cell>
          <table:table-cell table:style-name="ce3" office:value-type="float" office:value="0.278947" calcext:value-type="float">
            <text:p>0.278947</text:p>
          </table:table-cell>
          <table:table-cell/>
          <table:table-cell table:formula="of:=[.D13] / [.D14]" office:value-type="float" office:value="1.27872973063123" calcext:value-type="float">
            <text:p>1.28</text:p>
          </table:table-cell>
          <table:table-cell table:formula="of:=([.D13]-[.D14])/[.D13]" office:value-type="percentage" office:value="0.21797391892471" calcext:value-type="percentage">
            <text:p>21.80%</text:p>
          </table:table-cell>
          <table:table-cell table:formula="of:=[.E13]/[.E14]" office:value-type="float" office:value="1.50745123625635" calcext:value-type="float">
            <text:p>1.51</text:p>
          </table:table-cell>
          <table:table-cell table:formula="of:=([.E13]-[.E14])/[.E13]" office:value-type="percentage" office:value="0.336628624562722" calcext:value-type="percentage">
            <text:p>33.66%</text:p>
          </table:table-cell>
        </table:table-row>
        <table:table-row table:style-name="ro1" table:number-rows-repeated="3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table-cell table:number-columns-repeated="6"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number-columns-repeated="6"/>
          <table:table-cell table:formula="of:= [.D11] /  [.D3]" office:value-type="float" office:value="1.11127951823533" calcext:value-type="float">
            <text:p>1.11</text:p>
          </table:table-cell>
          <table:table-cell table:formula="of:= ([.D3] - [.D11]) / [.D3]" office:value-type="percentage" office:value="-0.111279518235334" calcext:value-type="percentage">
            <text:p>-11.13%</text:p>
          </table:table-cell>
          <table:table-cell table:formula="of:= [.E11] /  [.E3]" office:value-type="float" office:value="1.5514073347266" calcext:value-type="float">
            <text:p>1.55</text:p>
          </table:table-cell>
          <table:table-cell table:formula="of:=([.E3]-[.E11])/[.E3]" office:value-type="percentage" office:value="-0.551407334726603" calcext:value-type="percentage">
            <text:p>-55.14%</text:p>
          </table:table-cell>
        </table:table-row>
        <table:table-row table:style-name="ro1">
          <table:table-cell table:number-columns-repeated="6"/>
          <table:table-cell table:formula="of:= [.D12] /  [.D4]" office:value-type="float" office:value="3.40084368625997" calcext:value-type="float">
            <text:p>3.40</text:p>
          </table:table-cell>
          <table:table-cell table:formula="of:= ([.D4] - [.D12]) / [.D4]" office:value-type="percentage" office:value="-2.40084368625997" calcext:value-type="percentage">
            <text:p>-240.08%</text:p>
          </table:table-cell>
          <table:table-cell table:formula="of:= [.E12] /  [.E4]" office:value-type="float" office:value="2.38425834216976" calcext:value-type="float">
            <text:p>2.38</text:p>
          </table:table-cell>
          <table:table-cell table:formula="of:=([.E4]-[.E12])/[.E4]" office:value-type="percentage" office:value="-1.38425834216976" calcext:value-type="percentage">
            <text:p>-138.43%</text:p>
          </table:table-cell>
        </table:table-row>
        <table:table-row table:style-name="ro1">
          <table:table-cell table:number-columns-repeated="6"/>
          <table:table-cell table:formula="of:= [.D13] /  [.D5]" office:value-type="float" office:value="2.4631521459779" calcext:value-type="float">
            <text:p>2.46</text:p>
          </table:table-cell>
          <table:table-cell table:formula="of:= ([.D5] - [.D13]) / [.D5]" office:value-type="percentage" office:value="-1.4631521459779" calcext:value-type="percentage">
            <text:p>-146.32%</text:p>
          </table:table-cell>
          <table:table-cell table:formula="of:= [.E13] /  [.E5]" office:value-type="float" office:value="2.4415251875421" calcext:value-type="float">
            <text:p>2.44</text:p>
          </table:table-cell>
          <table:table-cell table:formula="of:=([.E5]-[.E13])/[.E5]" office:value-type="percentage" office:value="-1.4415251875421" calcext:value-type="percentage">
            <text:p>-144.15%</text:p>
          </table:table-cell>
        </table:table-row>
        <table:table-row table:style-name="ro1">
          <table:table-cell table:number-columns-repeated="6"/>
          <table:table-cell table:formula="of:= [.D14] /  [.D6]" office:value-type="float" office:value="1.0089083112188" calcext:value-type="float">
            <text:p>1.01</text:p>
          </table:table-cell>
          <table:table-cell table:formula="of:= ([.D6] - [.D14]) / [.D6]" office:value-type="percentage" office:value="-0.00890831121879925" calcext:value-type="percentage">
            <text:p>-0.89%</text:p>
          </table:table-cell>
          <table:table-cell table:formula="of:= [.E14] /  [.E6]" office:value-type="float" office:value="1.01790243065819" calcext:value-type="float">
            <text:p>1.02</text:p>
          </table:table-cell>
          <table:table-cell table:formula="of:=([.E6]-[.E14])/[.E6]" office:value-type="percentage" office:value="-0.0179024306581863" calcext:value-type="percentage">
            <text:p>-1.79%</text:p>
          </table:table-cell>
        </table:table-row>
      </table:table>
      <table:table table:name="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9"/>
        <table:table-column table:style-name="co6" table:default-cell-style-name="ce11"/>
        <table:table-column table:style-name="co6" table:default-cell-style-name="ce9"/>
        <table:table-column table:style-name="co6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Taškų kiekis</text:p>
          </table:table-cell>
          <table:table-cell table:style-name="ce1" office:value-type="string" calcext:value-type="string" table:number-columns-spanned="1" table:number-rows-spanned="2">
            <text:p>Minimumas</text:p>
          </table:table-cell>
          <table:table-cell table:style-name="ce1" office:value-type="string" calcext:value-type="string" table:number-columns-spanned="1" table:number-rows-spanned="2">
            <text:p>Maksimumas</text:p>
          </table:table-cell>
          <table:table-cell table:style-name="ce1" office:value-type="string" calcext:value-type="string" table:number-columns-spanned="1" table:number-rows-spanned="2">
            <text:p>Vidurkis</text:p>
          </table:table-cell>
          <table:table-cell table:style-name="ce1" office:value-type="string" calcext:value-type="string" table:number-columns-spanned="1" table:number-rows-spanned="2">
            <text:p>Standartinis nuokrypis</text:p>
          </table:table-cell>
          <table:table-cell table:style-name="ce14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covered-table-cell table:number-columns-repeated="5" table:style-name="ce2"/>
          <table:table-cell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05032" calcext:value-type="float">
            <text:p>0.05032</text:p>
          </table:table-cell>
          <table:table-cell table:style-name="ce3" office:value-type="float" office:value="20.178803" calcext:value-type="float">
            <text:p>20.178803</text:p>
          </table:table-cell>
          <table:table-cell table:style-name="ce3" office:value-type="float" office:value="5.182272" calcext:value-type="float">
            <text:p>5.182272</text:p>
          </table:table-cell>
          <table:table-cell table:style-name="ce3" office:value-type="float" office:value="3.61723" calcext:value-type="float">
            <text:p>3.61723</text:p>
          </table:table-cell>
          <table:table-cell/>
          <table:table-cell table:number-columns-repeated="4" table:style-name="ce7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0.002558" calcext:value-type="float">
            <text:p>0.002558</text:p>
          </table:table-cell>
          <table:table-cell table:style-name="ce3" office:value-type="float" office:value="13.502786" calcext:value-type="float">
            <text:p>13.502786</text:p>
          </table:table-cell>
          <table:table-cell table:style-name="ce3" office:value-type="float" office:value="2.975179" calcext:value-type="float">
            <text:p>2.975179</text:p>
          </table:table-cell>
          <table:table-cell table:style-name="ce3" office:value-type="float" office:value="2.329911" calcext:value-type="float">
            <text:p>2.329911</text:p>
          </table:table-cell>
          <table:table-cell/>
          <table:table-cell table:style-name="ce8" table:formula="of:= [.D3] / [.D4]" office:value-type="float" office:value="1.74183536519988" calcext:value-type="float">
            <text:p>1.74</text:p>
          </table:table-cell>
          <table:table-cell table:style-name="ce10" table:formula="of:=([.D3]-[.D4])/[.D3]" office:value-type="percentage" office:value="0.425892928815778" calcext:value-type="percentage">
            <text:p>42.59%</text:p>
          </table:table-cell>
          <table:table-cell table:style-name="ce8" table:formula="of:=[.E3]/[.E4]" office:value-type="float" office:value="1.55251852967774" calcext:value-type="float">
            <text:p>1.55</text:p>
          </table:table-cell>
          <table:table-cell table:style-name="ce10" table:formula="of:=([.E3]-[.E4])/[.E3]" office:value-type="percentage" office:value="0.355885304500958" calcext:value-type="percentage">
            <text:p>35.59%</text:p>
          </table:table-cell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0.000256" calcext:value-type="float">
            <text:p>0.000256</text:p>
          </table:table-cell>
          <table:table-cell table:style-name="ce3" office:value-type="float" office:value="11.192788" calcext:value-type="float">
            <text:p>11.192788</text:p>
          </table:table-cell>
          <table:table-cell table:style-name="ce3" office:value-type="float" office:value="1.698232" calcext:value-type="float">
            <text:p>1.698232</text:p>
          </table:table-cell>
          <table:table-cell table:style-name="ce3" office:value-type="float" office:value="1.322762" calcext:value-type="float">
            <text:p>1.322762</text:p>
          </table:table-cell>
          <table:table-cell/>
          <table:table-cell table:style-name="ce8" table:formula="of:= [.D4] / [.D5]" office:value-type="float" office:value="1.7519272985081" calcext:value-type="float">
            <text:p>1.75</text:p>
          </table:table-cell>
          <table:table-cell table:style-name="ce10" table:formula="of:=([.D4]-[.D5])/[.D4]" office:value-type="percentage" office:value="0.429200058214985" calcext:value-type="percentage">
            <text:p>42.92%</text:p>
          </table:table-cell>
          <table:table-cell table:style-name="ce8" table:formula="of:=[.E4]/[.E5]" office:value-type="float" office:value="1.76139849799132" calcext:value-type="float">
            <text:p>1.76</text:p>
          </table:table-cell>
          <table:table-cell table:style-name="ce10" table:formula="of:=([.E4]-[.E5])/[.E4]" office:value-type="percentage" office:value="0.43226930127374" calcext:value-type="percentage">
            <text:p>43.23%</text:p>
          </table:table-cell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0.000007" calcext:value-type="float">
            <text:p>0.000007</text:p>
          </table:table-cell>
          <table:table-cell table:style-name="ce3" office:value-type="float" office:value="6.239792" calcext:value-type="float">
            <text:p>6.239792</text:p>
          </table:table-cell>
          <table:table-cell table:style-name="ce3" office:value-type="float" office:value="0.95956" calcext:value-type="float">
            <text:p>0.95956</text:p>
          </table:table-cell>
          <table:table-cell table:style-name="ce3" office:value-type="float" office:value="0.743995" calcext:value-type="float">
            <text:p>0.743995</text:p>
          </table:table-cell>
          <table:table-cell/>
          <table:table-cell table:style-name="ce8" table:formula="of:= [.D5] / [.D6]" office:value-type="float" office:value="1.76980282629539" calcext:value-type="float">
            <text:p>1.77</text:p>
          </table:table-cell>
          <table:table-cell table:style-name="ce10" table:formula="of:=([.D5]-[.D6])/[.D5]" office:value-type="percentage" office:value="0.434965305093768" calcext:value-type="percentage">
            <text:p>43.50%</text:p>
          </table:table-cell>
          <table:table-cell table:style-name="ce8" table:formula="of:=[.E5]/[.E6]" office:value-type="float" office:value="1.77791786235123" calcext:value-type="float">
            <text:p>1.78</text:p>
          </table:table-cell>
          <table:table-cell table:style-name="ce10" table:formula="of:=([.E5]-[.E6])/[.E5]" office:value-type="percentage" office:value="0.437544320142248" calcext:value-type="percentage">
            <text:p>43.75%</text:p>
          </table:table-cell>
        </table:table-row>
        <table:table-row table:style-name="ro1">
          <table:table-cell table:style-name="ce3" office:value-type="float" office:value="10000000" calcext:value-type="float">
            <text:p>10000000</text:p>
          </table:table-cell>
          <table:table-cell table:style-name="ce3" office:value-type="float" office:value="0.00000049" calcext:value-type="float">
            <text:p>0.00000049</text:p>
          </table:table-cell>
          <table:table-cell table:style-name="ce3" office:value-type="float" office:value="3.839611" calcext:value-type="float">
            <text:p>3.839611</text:p>
          </table:table-cell>
          <table:table-cell table:style-name="ce3" office:value-type="float" office:value="0.538008" calcext:value-type="float">
            <text:p>0.538008</text:p>
          </table:table-cell>
          <table:table-cell table:style-name="ce3" office:value-type="float" office:value="0.413742" calcext:value-type="float">
            <text:p>0.413742</text:p>
          </table:table-cell>
          <table:table-cell/>
          <table:table-cell table:style-name="ce8" table:formula="of:= [.D6] / [.D7]" office:value-type="float" office:value="1.78354225215982" calcext:value-type="float">
            <text:p>1.78</text:p>
          </table:table-cell>
          <table:table-cell table:style-name="ce10" table:formula="of:=([.D6]-[.D7])/[.D6]" office:value-type="percentage" office:value="0.439318020759515" calcext:value-type="percentage">
            <text:p>43.93%</text:p>
          </table:table-cell>
          <table:table-cell table:style-name="ce8" table:formula="of:=[.E6]/[.E7]" office:value-type="float" office:value="1.79820999560112" calcext:value-type="float">
            <text:p>1.80</text:p>
          </table:table-cell>
          <table:table-cell table:style-name="ce10" table:formula="of:=([.E6]-[.E7])/[.E6]" office:value-type="percentage" office:value="0.443891424001505" calcext:value-type="percentage">
            <text:p>44.39%</text:p>
          </table:table-cell>
        </table:table-row>
        <table:table-row table:style-name="ro1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5"/>
          <table:table-cell table:style-name="ce14"/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Taškų kiekis</text:p>
          </table:table-cell>
          <table:table-cell table:style-name="ce1" office:value-type="string" calcext:value-type="string" table:number-columns-spanned="1" table:number-rows-spanned="2">
            <text:p>Minimumas</text:p>
          </table:table-cell>
          <table:table-cell table:style-name="ce1" office:value-type="string" calcext:value-type="string" table:number-columns-spanned="1" table:number-rows-spanned="2">
            <text:p>Maksimumas</text:p>
          </table:table-cell>
          <table:table-cell table:style-name="ce1" office:value-type="string" calcext:value-type="string" table:number-columns-spanned="1" table:number-rows-spanned="2">
            <text:p>Vidurkis</text:p>
          </table:table-cell>
          <table:table-cell table:style-name="ce1" office:value-type="string" calcext:value-type="string" table:number-columns-spanned="1" table:number-rows-spanned="2">
            <text:p>Standartinis nuokrypis</text:p>
          </table:table-cell>
          <table:table-cell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covered-table-cell table:number-columns-repeated="5" table:style-name="ce2"/>
          <table:table-cell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028075" calcext:value-type="float">
            <text:p>0.028075</text:p>
          </table:table-cell>
          <table:table-cell table:style-name="ce3" office:value-type="float" office:value="20.031243" calcext:value-type="float">
            <text:p>20.031243</text:p>
          </table:table-cell>
          <table:table-cell table:style-name="ce3" office:value-type="float" office:value="5.220319" calcext:value-type="float">
            <text:p>5.220319</text:p>
          </table:table-cell>
          <table:table-cell table:style-name="ce3" office:value-type="float" office:value="3.692268" calcext:value-type="float">
            <text:p>3.692268</text:p>
          </table:table-cell>
          <table:table-cell/>
          <table:table-cell table:number-columns-repeated="4" table:style-name="ce7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0.007079" calcext:value-type="float">
            <text:p>0.007079</text:p>
          </table:table-cell>
          <table:table-cell table:style-name="ce3" office:value-type="float" office:value="14.064025" calcext:value-type="float">
            <text:p>14.064025</text:p>
          </table:table-cell>
          <table:table-cell table:style-name="ce3" office:value-type="float" office:value="2.997375" calcext:value-type="float">
            <text:p>2.997375</text:p>
          </table:table-cell>
          <table:table-cell table:style-name="ce3" office:value-type="float" office:value="2.34819" calcext:value-type="float">
            <text:p>2.34819</text:p>
          </table:table-cell>
          <table:table-cell/>
          <table:table-cell table:formula="of:=[.D12] / [.D13]" office:value-type="float" office:value="1.74163025981067" calcext:value-type="float">
            <text:p>1.74</text:p>
          </table:table-cell>
          <table:table-cell table:formula="of:=([.D12]-[.D13])/[.D12]" office:value-type="percentage" office:value="0.425825318337826" calcext:value-type="percentage">
            <text:p>42.58%</text:p>
          </table:table-cell>
          <table:table-cell table:formula="of:=[.E12]/[.E13]" office:value-type="float" office:value="1.57238894637998" calcext:value-type="float">
            <text:p>1.57</text:p>
          </table:table-cell>
          <table:table-cell table:formula="of:=([.E12]-[.E13])/[.E12]" office:value-type="percentage" office:value="0.364025038269161" calcext:value-type="percentage">
            <text:p>36.40%</text:p>
          </table:table-cell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0.000221" calcext:value-type="float">
            <text:p>0.000221</text:p>
          </table:table-cell>
          <table:table-cell table:style-name="ce3" office:value-type="float" office:value="10.859588" calcext:value-type="float">
            <text:p>10.859588</text:p>
          </table:table-cell>
          <table:table-cell table:style-name="ce3" office:value-type="float" office:value="1.743053" calcext:value-type="float">
            <text:p>1.743053</text:p>
          </table:table-cell>
          <table:table-cell table:style-name="ce3" office:value-type="float" office:value="1.354251" calcext:value-type="float">
            <text:p>1.354251</text:p>
          </table:table-cell>
          <table:table-cell/>
          <table:table-cell table:formula="of:=[.D13] / [.D14]" office:value-type="float" office:value="1.71961208293724" calcext:value-type="float">
            <text:p>1.72</text:p>
          </table:table-cell>
          <table:table-cell table:formula="of:=([.D13]-[.D14])/[.D13]" office:value-type="percentage" office:value="0.418473497643772" calcext:value-type="percentage">
            <text:p>41.85%</text:p>
          </table:table-cell>
          <table:table-cell table:formula="of:=[.E13]/[.E14]" office:value-type="float" office:value="1.73394001555103" calcext:value-type="float">
            <text:p>1.73</text:p>
          </table:table-cell>
          <table:table-cell table:formula="of:=([.E13]-[.E14])/[.E13]" office:value-type="percentage" office:value="0.423278780677884" calcext:value-type="percentage">
            <text:p>42.33%</text:p>
          </table:table-cell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0.000006" calcext:value-type="float">
            <text:p>0.000006</text:p>
          </table:table-cell>
          <table:table-cell table:style-name="ce3" office:value-type="float" office:value="6.902217" calcext:value-type="float">
            <text:p>6.902217</text:p>
          </table:table-cell>
          <table:table-cell table:style-name="ce3" office:value-type="float" office:value="1.042092" calcext:value-type="float">
            <text:p>1.042092</text:p>
          </table:table-cell>
          <table:table-cell table:style-name="ce3" office:value-type="float" office:value="0.800102" calcext:value-type="float">
            <text:p>0.800102</text:p>
          </table:table-cell>
          <table:table-cell/>
          <table:table-cell table:formula="of:=[.D14] / [.D15]" office:value-type="float" office:value="1.67264790440767" calcext:value-type="float">
            <text:p>1.67</text:p>
          </table:table-cell>
          <table:table-cell table:formula="of:=([.D14]-[.D15])/[.D14]" office:value-type="percentage" office:value="0.402145545775143" calcext:value-type="percentage">
            <text:p>40.21%</text:p>
          </table:table-cell>
          <table:table-cell table:formula="of:=[.E14]/[.E15]" office:value-type="float" office:value="1.69259794376217" calcext:value-type="float">
            <text:p>1.69</text:p>
          </table:table-cell>
          <table:table-cell table:formula="of:=([.E14]-[.E15])/[.E14]" office:value-type="percentage" office:value="0.409192239843279" calcext:value-type="percentage">
            <text:p>40.92%</text:p>
          </table:table-cell>
        </table:table-row>
        <table:table-row table:style-name="ro1">
          <table:table-cell table:style-name="ce3" office:value-type="float" office:value="10000000" calcext:value-type="float">
            <text:p>10000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.408415" calcext:value-type="float">
            <text:p>4.408415</text:p>
          </table:table-cell>
          <table:table-cell table:style-name="ce3" office:value-type="float" office:value="0.670634" calcext:value-type="float">
            <text:p>0.670634</text:p>
          </table:table-cell>
          <table:table-cell table:style-name="ce3" office:value-type="float" office:value="0.510044" calcext:value-type="float">
            <text:p>0.510044</text:p>
          </table:table-cell>
          <table:table-cell/>
          <table:table-cell table:formula="of:=[.D15] / [.D16]" office:value-type="float" office:value="1.55389079587376" calcext:value-type="float">
            <text:p>1.55</text:p>
          </table:table-cell>
          <table:table-cell table:formula="of:=([.D15]-[.D16])/[.D15]" office:value-type="percentage" office:value="0.356454132648557" calcext:value-type="percentage">
            <text:p>35.65%</text:p>
          </table:table-cell>
          <table:table-cell table:formula="of:=[.E15]/[.E16]" office:value-type="float" office:value="1.56869211283732" calcext:value-type="float">
            <text:p>1.57</text:p>
          </table:table-cell>
          <table:table-cell table:formula="of:=([.E15]-[.E16])/[.E15]" office:value-type="percentage" office:value="0.362526277899568" calcext:value-type="percentage">
            <text:p>36.25%</text:p>
          </table:table-cell>
        </table:table-row>
        <table:table-row table:style-name="ro1" table:number-rows-repeated="2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table-cell table:number-columns-repeated="6"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number-columns-repeated="6"/>
          <table:table-cell table:formula="of:= [.D12] /  [.D3]" office:value-type="float" office:value="1.00734176052511" calcext:value-type="float">
            <text:p>1.01</text:p>
          </table:table-cell>
          <table:table-cell table:formula="of:= ([.D3] - [.D12]) / [.D3]" office:value-type="percentage" office:value="-0.00734176052511326" calcext:value-type="percentage">
            <text:p>-0.73%</text:p>
          </table:table-cell>
          <table:table-cell table:formula="of:= [.E12] /  [.E3]" office:value-type="float" office:value="1.02074460291438" calcext:value-type="float">
            <text:p>1.02</text:p>
          </table:table-cell>
          <table:table-cell table:formula="of:=([.E3]-[.E12])/[.E3]" office:value-type="percentage" office:value="-0.0207446029143847" calcext:value-type="percentage">
            <text:p>-2.07%</text:p>
          </table:table-cell>
        </table:table-row>
        <table:table-row table:style-name="ro1">
          <table:table-cell table:number-columns-repeated="6"/>
          <table:table-cell table:formula="of:= [.D13] /  [.D4]" office:value-type="float" office:value="1.0074603914588" calcext:value-type="float">
            <text:p>1.01</text:p>
          </table:table-cell>
          <table:table-cell table:formula="of:= ([.D4] - [.D13]) / [.D4]" office:value-type="percentage" office:value="-0.00746039145879966" calcext:value-type="percentage">
            <text:p>-0.75%</text:p>
          </table:table-cell>
          <table:table-cell table:formula="of:= [.E13] /  [.E4]" office:value-type="float" office:value="1.00784536405039" calcext:value-type="float">
            <text:p>1.01</text:p>
          </table:table-cell>
          <table:table-cell table:formula="of:=([.E4]-[.E13])/[.E4]" office:value-type="percentage" office:value="-0.00784536405038654" calcext:value-type="percentage">
            <text:p>-0.78%</text:p>
          </table:table-cell>
        </table:table-row>
        <table:table-row table:style-name="ro1">
          <table:table-cell table:number-columns-repeated="6"/>
          <table:table-cell table:formula="of:= [.D14] /  [.D5]" office:value-type="float" office:value="1.02639274256992" calcext:value-type="float">
            <text:p>1.03</text:p>
          </table:table-cell>
          <table:table-cell table:formula="of:= ([.D5] - [.D14]) / [.D5]" office:value-type="percentage" office:value="-0.0263927425699198" calcext:value-type="percentage">
            <text:p>-2.64%</text:p>
          </table:table-cell>
          <table:table-cell table:formula="of:= [.E14] /  [.E5]" office:value-type="float" office:value="1.02380549184207" calcext:value-type="float">
            <text:p>1.02</text:p>
          </table:table-cell>
          <table:table-cell table:formula="of:=([.E5]-[.E14])/[.E5]" office:value-type="percentage" office:value="-0.0238054918420699" calcext:value-type="percentage">
            <text:p>-2.38%</text:p>
          </table:table-cell>
        </table:table-row>
        <table:table-row table:style-name="ro1">
          <table:table-cell table:number-columns-repeated="6"/>
          <table:table-cell table:formula="of:= [.D15] /  [.D6]" office:value-type="float" office:value="1.08601025470007" calcext:value-type="float">
            <text:p>1.09</text:p>
          </table:table-cell>
          <table:table-cell table:formula="of:= ([.D6] - [.D15]) / [.D6]" office:value-type="percentage" office:value="-0.0860102547000709" calcext:value-type="percentage">
            <text:p>-8.60%</text:p>
          </table:table-cell>
          <table:table-cell table:formula="of:= [.E15] /  [.E6]" office:value-type="float" office:value="1.07541314121735" calcext:value-type="float">
            <text:p>1.08</text:p>
          </table:table-cell>
          <table:table-cell table:formula="of:=([.E6]-[.E15])/[.E6]" office:value-type="percentage" office:value="-0.0754131412173469" calcext:value-type="percentage">
            <text:p>-7.54%</text:p>
          </table:table-cell>
        </table:table-row>
        <table:table-row table:style-name="ro1">
          <table:table-cell table:number-columns-repeated="6"/>
          <table:table-cell table:formula="of:= [.D16] /  [.D7]" office:value-type="float" office:value="1.24651306300278" calcext:value-type="float">
            <text:p>1.25</text:p>
          </table:table-cell>
          <table:table-cell table:formula="of:= ([.D7] - [.D16]) / [.D7]" office:value-type="percentage" office:value="-0.24651306300278" calcext:value-type="percentage">
            <text:p>-24.65%</text:p>
          </table:table-cell>
          <table:table-cell table:formula="of:= [.E16] /  [.E7]" office:value-type="float" office:value="1.23275857901784" calcext:value-type="float">
            <text:p>1.23</text:p>
          </table:table-cell>
          <table:table-cell table:formula="of:=([.E7]-[.E16])/[.E7]" office:value-type="percentage" office:value="-0.232758579017842" calcext:value-type="percentage">
            <text:p>-23.28%</text:p>
          </table:table-cell>
        </table:table-row>
      </table:table>
      <table:table table:name="k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9"/>
        <table:table-column table:style-name="co6" table:default-cell-style-name="ce11"/>
        <table:table-column table:style-name="co6" table:default-cell-style-name="ce9"/>
        <table:table-column table:style-name="co6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Taškų kiekis</text:p>
          </table:table-cell>
          <table:table-cell table:style-name="ce1" office:value-type="string" calcext:value-type="string" table:number-columns-spanned="1" table:number-rows-spanned="2">
            <text:p>Minimumas</text:p>
          </table:table-cell>
          <table:table-cell table:style-name="ce1" office:value-type="string" calcext:value-type="string" table:number-columns-spanned="1" table:number-rows-spanned="2">
            <text:p>Maksimumas</text:p>
          </table:table-cell>
          <table:table-cell table:style-name="ce1" office:value-type="string" calcext:value-type="string" table:number-columns-spanned="1" table:number-rows-spanned="2">
            <text:p>Vidurkis</text:p>
          </table:table-cell>
          <table:table-cell table:style-name="ce1" office:value-type="string" calcext:value-type="string" table:number-columns-spanned="1" table:number-rows-spanned="2">
            <text:p>Standartinis nuokrypis</text:p>
          </table:table-cell>
          <table:table-cell table:style-name="ce14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covered-table-cell table:number-columns-repeated="5" table:style-name="ce2"/>
          <table:table-cell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051417" calcext:value-type="float">
            <text:p>0.051417</text:p>
          </table:table-cell>
          <table:table-cell table:style-name="ce3" office:value-type="float" office:value="22.357332" calcext:value-type="float">
            <text:p>22.357332</text:p>
          </table:table-cell>
          <table:table-cell table:style-name="ce3" office:value-type="float" office:value="4.055465" calcext:value-type="float">
            <text:p>4.055465</text:p>
          </table:table-cell>
          <table:table-cell table:style-name="ce3" office:value-type="float" office:value="3.877167" calcext:value-type="float">
            <text:p>3.877167</text:p>
          </table:table-cell>
          <table:table-cell/>
          <table:table-cell table:number-columns-repeated="4" table:style-name="ce7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0.001065" calcext:value-type="float">
            <text:p>0.001065</text:p>
          </table:table-cell>
          <table:table-cell table:style-name="ce3" office:value-type="float" office:value="12.780683" calcext:value-type="float">
            <text:p>12.780683</text:p>
          </table:table-cell>
          <table:table-cell table:style-name="ce3" office:value-type="float" office:value="2.314161" calcext:value-type="float">
            <text:p>2.314161</text:p>
          </table:table-cell>
          <table:table-cell table:style-name="ce3" office:value-type="float" office:value="1.924742" calcext:value-type="float">
            <text:p>1.924742</text:p>
          </table:table-cell>
          <table:table-cell/>
          <table:table-cell table:style-name="ce8" table:formula="of:= [.D3] / [.D3]" office:value-type="float" office:value="1" calcext:value-type="float">
            <text:p>1.00</text:p>
          </table:table-cell>
          <table:table-cell table:style-name="ce10" table:formula="of:=([.D3]-[.D4])/[.D3]" office:value-type="percentage" office:value="0.42937221748924" calcext:value-type="percentage">
            <text:p>42.94%</text:p>
          </table:table-cell>
          <table:table-cell table:style-name="ce8" table:formula="of:=[.E3]/[.E3]" office:value-type="float" office:value="1" calcext:value-type="float">
            <text:p>1.00</text:p>
          </table:table-cell>
          <table:table-cell table:style-name="ce10" table:formula="of:=([.E3]-[.E4])/[.E3]" office:value-type="percentage" office:value="0.503570003561879" calcext:value-type="percentage">
            <text:p>50.36%</text:p>
          </table:table-cell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0.000089" calcext:value-type="float">
            <text:p>0.000089</text:p>
          </table:table-cell>
          <table:table-cell table:style-name="ce3" office:value-type="float" office:value="10.150919" calcext:value-type="float">
            <text:p>10.150919</text:p>
          </table:table-cell>
          <table:table-cell table:style-name="ce3" office:value-type="float" office:value="1.240283" calcext:value-type="float">
            <text:p>1.240283</text:p>
          </table:table-cell>
          <table:table-cell table:style-name="ce3" office:value-type="float" office:value="1.036862" calcext:value-type="float">
            <text:p>1.036862</text:p>
          </table:table-cell>
          <table:table-cell/>
          <table:table-cell table:style-name="ce8" table:formula="of:= [.D3] / [.D4]" office:value-type="float" office:value="1.75245585765208" calcext:value-type="float">
            <text:p>1.75</text:p>
          </table:table-cell>
          <table:table-cell table:style-name="ce10" table:formula="of:=([.D4]-[.D5])/[.D4]" office:value-type="percentage" office:value="0.464046364967692" calcext:value-type="percentage">
            <text:p>46.40%</text:p>
          </table:table-cell>
          <table:table-cell table:style-name="ce8" table:formula="of:=[.E3]/[.E4]" office:value-type="float" office:value="2.01438270687708" calcext:value-type="float">
            <text:p>2.01</text:p>
          </table:table-cell>
          <table:table-cell table:style-name="ce10" table:formula="of:=([.E4]-[.E5])/[.E4]" office:value-type="percentage" office:value="0.461298189575538" calcext:value-type="percentage">
            <text:p>46.13%</text:p>
          </table:table-cell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0.000011" calcext:value-type="float">
            <text:p>0.000011</text:p>
          </table:table-cell>
          <table:table-cell table:style-name="ce3" office:value-type="float" office:value="5.80463" calcext:value-type="float">
            <text:p>5.80463</text:p>
          </table:table-cell>
          <table:table-cell table:style-name="ce3" office:value-type="float" office:value="0.677661" calcext:value-type="float">
            <text:p>0.677661</text:p>
          </table:table-cell>
          <table:table-cell table:style-name="ce3" office:value-type="float" office:value="0.562266" calcext:value-type="float">
            <text:p>0.562266</text:p>
          </table:table-cell>
          <table:table-cell/>
          <table:table-cell table:style-name="ce8" table:formula="of:= [.D4] / [.D5]" office:value-type="float" office:value="1.86583303971755" calcext:value-type="float">
            <text:p>1.87</text:p>
          </table:table-cell>
          <table:table-cell table:style-name="ce10" table:formula="of:=([.D5]-[.D6])/[.D5]" office:value-type="percentage" office:value="0.453623890676563" calcext:value-type="percentage">
            <text:p>45.36%</text:p>
          </table:table-cell>
          <table:table-cell table:style-name="ce8" table:formula="of:=[.E4]/[.E5]" office:value-type="float" office:value="1.85631453366022" calcext:value-type="float">
            <text:p>1.86</text:p>
          </table:table-cell>
          <table:table-cell table:style-name="ce10" table:formula="of:=([.E5]-[.E6])/[.E5]" office:value-type="percentage" office:value="0.457723400028162" calcext:value-type="percentage">
            <text:p>45.77%</text:p>
          </table:table-cell>
        </table:table-row>
        <table:table-row table:style-name="ro1">
          <table:table-cell table:style-name="ce3" office:value-type="float" office:value="10000000" calcext:value-type="float">
            <text:p>10000000</text:p>
          </table:table-cell>
          <table:table-cell table:style-name="ce3" office:value-type="float" office:value="0.0000001" calcext:value-type="float">
            <text:p>0.0000001</text:p>
          </table:table-cell>
          <table:table-cell table:style-name="ce3" office:value-type="float" office:value="3.9141042" calcext:value-type="float">
            <text:p>3.9141042</text:p>
          </table:table-cell>
          <table:table-cell table:style-name="ce3" office:value-type="float" office:value="0.373981" calcext:value-type="float">
            <text:p>0.373981</text:p>
          </table:table-cell>
          <table:table-cell table:style-name="ce3" office:value-type="float" office:value="0.306836" calcext:value-type="float">
            <text:p>0.306836</text:p>
          </table:table-cell>
          <table:table-cell/>
          <table:table-cell table:style-name="ce8" table:formula="of:= [.D5] / [.D6]" office:value-type="float" office:value="1.83024107924169" calcext:value-type="float">
            <text:p>1.83</text:p>
          </table:table-cell>
          <table:table-cell table:style-name="ce10" table:formula="of:=([.D6]-[.D7])/[.D6]" office:value-type="percentage" office:value="0.448129669554541" calcext:value-type="percentage">
            <text:p>44.81%</text:p>
          </table:table-cell>
          <table:table-cell table:style-name="ce8" table:formula="of:=[.E5]/[.E6]" office:value-type="float" office:value="1.84407735840332" calcext:value-type="float">
            <text:p>1.84</text:p>
          </table:table-cell>
          <table:table-cell table:style-name="ce10" table:formula="of:=([.E6]-[.E7])/[.E6]" office:value-type="percentage" office:value="0.454286761070383" calcext:value-type="percentage">
            <text:p>45.43%</text:p>
          </table:table-cell>
        </table:table-row>
        <table:table-row table:style-name="ro1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5"/>
          <table:table-cell table:style-name="ce14"/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Taškų kiekis</text:p>
          </table:table-cell>
          <table:table-cell table:style-name="ce1" office:value-type="string" calcext:value-type="string" table:number-columns-spanned="1" table:number-rows-spanned="2">
            <text:p>Minimumas</text:p>
          </table:table-cell>
          <table:table-cell table:style-name="ce1" office:value-type="string" calcext:value-type="string" table:number-columns-spanned="1" table:number-rows-spanned="2">
            <text:p>Maksimumas</text:p>
          </table:table-cell>
          <table:table-cell table:style-name="ce1" office:value-type="string" calcext:value-type="string" table:number-columns-spanned="1" table:number-rows-spanned="2">
            <text:p>Vidurkis</text:p>
          </table:table-cell>
          <table:table-cell table:style-name="ce1" office:value-type="string" calcext:value-type="string" table:number-columns-spanned="1" table:number-rows-spanned="2">
            <text:p>Standartinis nuokrypis</text:p>
          </table:table-cell>
          <table:table-cell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covered-table-cell table:number-columns-repeated="5" table:style-name="ce2"/>
          <table:table-cell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03033" calcext:value-type="float">
            <text:p>0.03033</text:p>
          </table:table-cell>
          <table:table-cell table:style-name="ce3" office:value-type="float" office:value="22.659118" calcext:value-type="float">
            <text:p>22.659118</text:p>
          </table:table-cell>
          <table:table-cell table:style-name="ce3" office:value-type="float" office:value="4.040047" calcext:value-type="float">
            <text:p>4.040047</text:p>
          </table:table-cell>
          <table:table-cell table:style-name="ce3" office:value-type="float" office:value="3.888274" calcext:value-type="float">
            <text:p>3.888274</text:p>
          </table:table-cell>
          <table:table-cell/>
          <table:table-cell table:number-columns-repeated="4" table:style-name="ce7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0.001735" calcext:value-type="float">
            <text:p>0.001735</text:p>
          </table:table-cell>
          <table:table-cell table:style-name="ce3" office:value-type="float" office:value="12.557448" calcext:value-type="float">
            <text:p>12.557448</text:p>
          </table:table-cell>
          <table:table-cell table:style-name="ce3" office:value-type="float" office:value="2.314843" calcext:value-type="float">
            <text:p>2.314843</text:p>
          </table:table-cell>
          <table:table-cell table:style-name="ce3" office:value-type="float" office:value="1.926788" calcext:value-type="float">
            <text:p>1.926788</text:p>
          </table:table-cell>
          <table:table-cell/>
          <table:table-cell table:formula="of:=[.D12] / [.D12]" office:value-type="float" office:value="1" calcext:value-type="float">
            <text:p>1.00</text:p>
          </table:table-cell>
          <table:table-cell table:formula="of:=([.D12]-[.D13])/[.D12]" office:value-type="percentage" office:value="0.427025725195771" calcext:value-type="percentage">
            <text:p>42.70%</text:p>
          </table:table-cell>
          <table:table-cell table:formula="of:=[.E12]/[.E12]" office:value-type="float" office:value="1" calcext:value-type="float">
            <text:p>1.00</text:p>
          </table:table-cell>
          <table:table-cell table:formula="of:=([.E12]-[.E13])/[.E12]" office:value-type="percentage" office:value="0.504461876915053" calcext:value-type="percentage">
            <text:p>50.45%</text:p>
          </table:table-cell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0.000121" calcext:value-type="float">
            <text:p>0.000121</text:p>
          </table:table-cell>
          <table:table-cell table:style-name="ce3" office:value-type="float" office:value="10.204885" calcext:value-type="float">
            <text:p>10.204885</text:p>
          </table:table-cell>
          <table:table-cell table:style-name="ce3" office:value-type="float" office:value="1.263033" calcext:value-type="float">
            <text:p>1.263033</text:p>
          </table:table-cell>
          <table:table-cell table:style-name="ce3" office:value-type="float" office:value="1.047999" calcext:value-type="float">
            <text:p>1.047999</text:p>
          </table:table-cell>
          <table:table-cell/>
          <table:table-cell table:formula="of:=[.D12] / [.D13]" office:value-type="float" office:value="1.74527905348224" calcext:value-type="float">
            <text:p>1.75</text:p>
          </table:table-cell>
          <table:table-cell table:formula="of:=([.D13]-[.D14])/[.D13]" office:value-type="percentage" office:value="0.454376387513106" calcext:value-type="percentage">
            <text:p>45.44%</text:p>
          </table:table-cell>
          <table:table-cell table:formula="of:=[.E12]/[.E13]" office:value-type="float" office:value="2.0180082084796" calcext:value-type="float">
            <text:p>2.02</text:p>
          </table:table-cell>
          <table:table-cell table:formula="of:=([.E13]-[.E14])/[.E13]" office:value-type="percentage" office:value="0.456090135500117" calcext:value-type="percentage">
            <text:p>45.61%</text:p>
          </table:table-cell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0.000002" calcext:value-type="float">
            <text:p>0.000002</text:p>
          </table:table-cell>
          <table:table-cell table:style-name="ce3" office:value-type="float" office:value="5.948286" calcext:value-type="float">
            <text:p>5.948286</text:p>
          </table:table-cell>
          <table:table-cell table:style-name="ce3" office:value-type="float" office:value="0.71832" calcext:value-type="float">
            <text:p>0.71832</text:p>
          </table:table-cell>
          <table:table-cell table:style-name="ce3" office:value-type="float" office:value="0.585065" calcext:value-type="float">
            <text:p>0.585065</text:p>
          </table:table-cell>
          <table:table-cell/>
          <table:table-cell table:formula="of:=[.D13] / [.D14]" office:value-type="float" office:value="1.83276525633139" calcext:value-type="float">
            <text:p>1.83</text:p>
          </table:table-cell>
          <table:table-cell table:formula="of:=([.D14]-[.D15])/[.D14]" office:value-type="percentage" office:value="0.431273767193731" calcext:value-type="percentage">
            <text:p>43.13%</text:p>
          </table:table-cell>
          <table:table-cell table:formula="of:=[.E13]/[.E14]" office:value-type="float" office:value="1.83853992227092" calcext:value-type="float">
            <text:p>1.84</text:p>
          </table:table-cell>
          <table:table-cell table:formula="of:=([.E14]-[.E15])/[.E14]" office:value-type="percentage" office:value="0.441731337529902" calcext:value-type="percentage">
            <text:p>44.17%</text:p>
          </table:table-cell>
        </table:table-row>
        <table:table-row table:style-name="ro1">
          <table:table-cell table:style-name="ce3" office:value-type="float" office:value="10000000" calcext:value-type="float">
            <text:p>10000000</text:p>
          </table:table-cell>
          <table:table-cell table:style-name="ce3" office:value-type="float" office:value="0.00000008" calcext:value-type="float">
            <text:p>0.00000008</text:p>
          </table:table-cell>
          <table:table-cell table:style-name="ce3" office:value-type="float" office:value="4.096856" calcext:value-type="float">
            <text:p>4.096856</text:p>
          </table:table-cell>
          <table:table-cell table:style-name="ce3" office:value-type="float" office:value="0.442222" calcext:value-type="float">
            <text:p>0.442222</text:p>
          </table:table-cell>
          <table:table-cell table:style-name="ce3" office:value-type="float" office:value="0.348677" calcext:value-type="float">
            <text:p>0.348677</text:p>
          </table:table-cell>
          <table:table-cell/>
          <table:table-cell table:formula="of:=[.D14] / [.D15]" office:value-type="float" office:value="1.75831523554962" calcext:value-type="float">
            <text:p>1.76</text:p>
          </table:table-cell>
          <table:table-cell table:formula="of:=([.D15]-[.D16])/[.D15]" office:value-type="percentage" office:value="0.384366299142443" calcext:value-type="percentage">
            <text:p>38.44%</text:p>
          </table:table-cell>
          <table:table-cell table:formula="of:=[.E14]/[.E15]" office:value-type="float" office:value="1.79125225402306" calcext:value-type="float">
            <text:p>1.79</text:p>
          </table:table-cell>
          <table:table-cell table:formula="of:=([.E15]-[.E16])/[.E15]" office:value-type="percentage" office:value="0.404037158264466" calcext:value-type="percentage">
            <text:p>40.40%</text:p>
          </table:table-cell>
        </table:table-row>
        <table:table-row table:style-name="ro1" table:number-rows-repeated="2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table-cell table:number-columns-repeated="6"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number-columns-repeated="6"/>
          <table:table-cell table:formula="of:= [.D12] /  [.D3]" office:value-type="float" office:value="0.996198216480724" calcext:value-type="float">
            <text:p>1.00</text:p>
          </table:table-cell>
          <table:table-cell table:formula="of:= ([.D3] - [.D12]) / [.D3]" office:value-type="percentage" office:value="0.00380178351927572" calcext:value-type="percentage">
            <text:p>0.38%</text:p>
          </table:table-cell>
          <table:table-cell table:formula="of:= [.E12] /  [.E3]" office:value-type="float" office:value="1.00286472055498" calcext:value-type="float">
            <text:p>1.00</text:p>
          </table:table-cell>
          <table:table-cell table:formula="of:=([.E3]-[.E12])/[.E3]" office:value-type="percentage" office:value="-0.00286472055498254" calcext:value-type="percentage">
            <text:p>-0.29%</text:p>
          </table:table-cell>
        </table:table-row>
        <table:table-row table:style-name="ro1">
          <table:table-cell table:number-columns-repeated="6"/>
          <table:table-cell table:formula="of:= [.D12] /  [.D3]" office:value-type="float" office:value="0.996198216480724" calcext:value-type="float">
            <text:p>1.00</text:p>
          </table:table-cell>
          <table:table-cell table:formula="of:= ([.D4] - [.D13]) / [.D4]" office:value-type="percentage" office:value="-0.000294707239470501" calcext:value-type="percentage">
            <text:p>-0.03%</text:p>
          </table:table-cell>
          <table:table-cell table:formula="of:= [.E12] /  [.E3]" office:value-type="float" office:value="1.00286472055498" calcext:value-type="float">
            <text:p>1.00</text:p>
          </table:table-cell>
          <table:table-cell table:formula="of:=([.E4]-[.E13])/[.E4]" office:value-type="percentage" office:value="-0.00106299961241558" calcext:value-type="percentage">
            <text:p>-0.11%</text:p>
          </table:table-cell>
        </table:table-row>
        <table:table-row table:style-name="ro1">
          <table:table-cell table:number-columns-repeated="6"/>
          <table:table-cell table:formula="of:= [.D13] /  [.D4]" office:value-type="float" office:value="1.00029470723947" calcext:value-type="float">
            <text:p>1.00</text:p>
          </table:table-cell>
          <table:table-cell table:formula="of:= ([.D5] - [.D14]) / [.D5]" office:value-type="percentage" office:value="-0.018342587941623" calcext:value-type="percentage">
            <text:p>-1.83%</text:p>
          </table:table-cell>
          <table:table-cell table:formula="of:= [.E13] /  [.E4]" office:value-type="float" office:value="1.00106299961242" calcext:value-type="float">
            <text:p>1.00</text:p>
          </table:table-cell>
          <table:table-cell table:formula="of:=([.E5]-[.E14])/[.E5]" office:value-type="percentage" office:value="-0.0107410629379801" calcext:value-type="percentage">
            <text:p>-1.07%</text:p>
          </table:table-cell>
        </table:table-row>
        <table:table-row table:style-name="ro1">
          <table:table-cell table:number-columns-repeated="6"/>
          <table:table-cell table:formula="of:= [.D14] /  [.D5]" office:value-type="float" office:value="1.01834258794162" calcext:value-type="float">
            <text:p>1.02</text:p>
          </table:table-cell>
          <table:table-cell table:formula="of:= ([.D6] - [.D15]) / [.D6]" office:value-type="percentage" office:value="-0.0599990260617034" calcext:value-type="percentage">
            <text:p>-6.00%</text:p>
          </table:table-cell>
          <table:table-cell table:formula="of:= [.E14] /  [.E5]" office:value-type="float" office:value="1.01074106293798" calcext:value-type="float">
            <text:p>1.01</text:p>
          </table:table-cell>
          <table:table-cell table:formula="of:=([.E6]-[.E15])/[.E6]" office:value-type="percentage" office:value="-0.0405484236998145" calcext:value-type="percentage">
            <text:p>-4.05%</text:p>
          </table:table-cell>
        </table:table-row>
        <table:table-row table:style-name="ro1">
          <table:table-cell table:number-columns-repeated="6"/>
          <table:table-cell table:formula="of:= [.D15] /  [.D6]" office:value-type="float" office:value="1.0599990260617" calcext:value-type="float">
            <text:p>1.06</text:p>
          </table:table-cell>
          <table:table-cell table:formula="of:= ([.D7] - [.D16]) / [.D7]" office:value-type="percentage" office:value="-0.182471836804544" calcext:value-type="percentage">
            <text:p>-18.25%</text:p>
          </table:table-cell>
          <table:table-cell table:formula="of:= [.E15] /  [.E6]" office:value-type="float" office:value="1.04054842369981" calcext:value-type="float">
            <text:p>1.04</text:p>
          </table:table-cell>
          <table:table-cell table:formula="of:=([.E7]-[.E16])/[.E7]" office:value-type="percentage" office:value="-0.136362747526366" calcext:value-type="percentage">
            <text:p>-13.64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6" number:min-decimal-places="16" number:min-integer-digits="1"/>
    </number:number-style>
    <number:number-style style:name="N130">
      <number:number number:decimal-places="17" number:min-decimal-places="17" number:min-integer-digits="1"/>
    </number:number-style>
    <number:number-style style:name="N131">
      <number:number number:decimal-places="18" number:min-decimal-places="18" number:min-integer-digits="1"/>
    </number:number-style>
    <number:number-style style:name="N132">
      <number:number number:decimal-places="19" number:min-decimal-places="19" number:min-integer-digits="1"/>
    </number:number-style>
    <number:number-style style:name="N133">
      <number:number number:decimal-places="20" number:min-decimal-places="20" number:min-integer-digits="1"/>
    </number:number-style>
    <number:number-style style:name="N134">
      <number:number number:decimal-places="15" number:min-decimal-places="15" number:min-integer-digits="1"/>
    </number:number-style>
    <number:number-style style:name="N135">
      <number:number number:decimal-places="14" number:min-decimal-places="14" number:min-integer-digits="1"/>
    </number:number-style>
    <number:number-style style:name="N136">
      <number:number number:decimal-places="13" number:min-decimal-places="13" number:min-integer-digits="1"/>
    </number:number-style>
    <number:number-style style:name="N137">
      <number:number number:decimal-places="12" number:min-decimal-places="12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0" number:min-decimal-places="10" number:min-integer-digits="1"/>
    </number:number-style>
    <number:number-style style:name="N140">
      <number:number number:decimal-places="9" number:min-decimal-places="9" number:min-integer-digits="1"/>
    </number:number-style>
    <number:number-style style:name="N141">
      <number:number number:decimal-places="8" number:min-decimal-places="8" number:min-integer-digits="1"/>
    </number:number-style>
    <number:number-style style:name="N142">
      <number:number number:decimal-places="7" number:min-decimal-places="7" number:min-integer-digits="1"/>
    </number:number-style>
    <number:number-style style:name="N143">
      <number:number number:decimal-places="6" number:min-decimal-places="6" number:min-integer-digits="1"/>
    </number:number-style>
    <number:number-style style:name="N144">
      <number:number number:decimal-places="5" number:min-decimal-places="5" number:min-integer-digits="1"/>
    </number:number-style>
    <number:number-style style:name="N145">
      <number:number number:decimal-places="4" number:min-decimal-places="4" number:min-integer-digits="1"/>
    </number:number-style>
    <number:number-style style:name="N146">
      <number:number number:decimal-places="3" number:min-decimal-places="3" number:min-integer-digits="1"/>
    </number:number-style>
    <number:number-style style:name="N14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14:25:13.6310794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4T14:59:34.660342585</meta:creation-date>
    <meta:generator>LibreOffice/25.8.4.2$Linux_X86_64 LibreOffice_project/580$Build-2</meta:generator>
    <dc:date>2026-01-05T15:20:59.937010590</dc:date>
    <meta:editing-duration>PT1H25M48S</meta:editing-duration>
    <meta:editing-cycles>10</meta:editing-cycles>
    <meta:document-statistic meta:table-count="3" meta:cell-count="392" meta:object-count="0"/>
  </office:meta>
</office:document-meta>
</file>